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6cm"/>
      <style:text-properties fo:color="#dae3e3" loext:opacity="100%" style:font-name="Consolas" fo:font-size="9.60000038146973pt" fo:font-weight="normal" fo:background-color="#1f272a"/>
    </style:style>
    <style:style style:name="P2" style:family="paragraph" style:parent-style-name="Standard">
      <style:paragraph-properties style:line-height-at-least="0.466cm"/>
      <style:text-properties fo:color="#dae3e3" loext:opacity="100%" fo:background-color="#1f272a"/>
    </style:style>
    <style:style style:name="P3" style:family="paragraph" style:parent-style-name="Standard">
      <style:paragraph-properties style:line-height-at-least="0.466cm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9.60000038146973pt" fo:font-weight="normal"/>
    </style:style>
    <style:style style:name="T3" style:family="text">
      <style:text-properties fo:color="#7fcbcd" loext:opacity="100%"/>
    </style:style>
    <style:style style:name="T4" style:family="text">
      <style:text-properties fo:color="#7fcbcd" loext:opacity="100%" style:font-name="Consolas" fo:font-size="9.60000038146973pt" fo:font-weight="normal"/>
    </style:style>
    <style:style style:name="T5" style:family="text">
      <style:text-properties fo:color="#f39c12" loext:opacity="100%"/>
    </style:style>
    <style:style style:name="T6" style:family="text">
      <style:text-properties fo:color="#f39c12" loext:opacity="100%" style:font-name="Consolas" fo:font-size="9.60000038146973pt" fo:font-weight="normal"/>
    </style:style>
    <style:style style:name="T7" style:family="text">
      <style:text-properties fo:color="#0ca1a6" loext:opacity="100%"/>
    </style:style>
    <style:style style:name="T8" style:family="text">
      <style:text-properties style:font-name="Consolas" fo:font-size="9.60000038146973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3">&lt;Wire.h&gt;</text:span></text:p>
      <text:p text:style-name="P1"><text:span text:style-name="T1">#include</text:span> <text:span text:style-name="T3">&lt;PN532_I2C.h&gt;</text:span></text:p>
      <text:p text:style-name="P1"><text:span text:style-name="T1">#include</text:span> <text:span text:style-name="T3">&lt;PN532.h&gt;</text:span></text:p>
      <text:p text:style-name="P1"><text:span text:style-name="T1">#include</text:span> <text:span text:style-name="T3">&lt;NfcAdapter.h&gt;</text:span></text:p>
      <text:p text:style-name="P3"/>
      <text:p text:style-name="P1">PN532_I2C <text:span text:style-name="T5">pn532_i2c</text:span>(Wire);</text:p>
      <text:p text:style-name="P1">NfcAdapter nfc = <text:span text:style-name="T5">NfcAdapter</text:span>(pn532_i2c);</text:p>
      <text:p text:style-name="P1">String tagId = <text:span text:style-name="T3">"None"</text:span>;</text:p>
      <text:p text:style-name="P1">byte <text:span text:style-name="T5">nuidPICC</text:span>[<text:span text:style-name="T3">4</text:span>];</text:p>
      <text:p text:style-name="P2"> </text:p>
      <text:p text:style-name="P1"><text:span text:style-name="T7">void</text:span> <text:span text:style-name="T5">setup</text:span>(<text:span text:style-name="T7">void</text:span>) </text:p>
      <text:p text:style-name="P1">{</text:p>
      <text:p text:style-name="P2"> <text:span text:style-name="T6">Serial</text:span><text:span text:style-name="T8">.</text:span><text:span text:style-name="T6">begin</text:span><text:span text:style-name="T8">(</text:span><text:span text:style-name="T4">115200</text:span><text:span text:style-name="T8">);</text:span></text:p>
      <text:p text:style-name="P2"> <text:span text:style-name="T6">Serial</text:span><text:span text:style-name="T8">.</text:span><text:span text:style-name="T6">println</text:span><text:span text:style-name="T8">(</text:span><text:span text:style-name="T4">"System initialized"</text:span><text:span text:style-name="T8">);</text:span></text:p>
      <text:p text:style-name="P2"> <text:span text:style-name="T6">nfc</text:span><text:span text:style-name="T8">.</text:span><text:span text:style-name="T6">begin</text:span><text:span text:style-name="T8">();</text:span></text:p>
      <text:p text:style-name="P1">}</text:p>
      <text:p text:style-name="P2"> </text:p>
      <text:p text:style-name="P1"><text:span text:style-name="T7">void</text:span> <text:span text:style-name="T5">loop</text:span>() </text:p>
      <text:p text:style-name="P1">{</text:p>
      <text:p text:style-name="P2"> <text:span text:style-name="T6">readNFC</text:span><text:span text:style-name="T8">();</text:span></text:p>
      <text:p text:style-name="P1">}</text:p>
      <text:p text:style-name="P2"> </text:p>
      <text:p text:style-name="P1"><text:span text:style-name="T7">void</text:span> <text:span text:style-name="T5">readNFC</text:span>() </text:p>
      <text:p text:style-name="P1">{</text:p>
      <text:p text:style-name="P2"> <text:span text:style-name="T2">if</text:span><text:span text:style-name="T8"> (</text:span><text:span text:style-name="T6">nfc</text:span><text:span text:style-name="T8">.</text:span><text:span text:style-name="T6">tagPresent</text:span><text:span text:style-name="T8">())</text:span></text:p>
      <text:p text:style-name="P2"> <text:span text:style-name="T8">{</text:span></text:p>
      <text:p text:style-name="P2">   <text:span text:style-name="T8">NfcTag tag = </text:span><text:span text:style-name="T6">nfc</text:span><text:span text:style-name="T8">.</text:span><text:span text:style-name="T6">read</text:span><text:span text:style-name="T8">();</text:span></text:p>
      <text:p text:style-name="P2">   <text:span text:style-name="T6">tag</text:span><text:span text:style-name="T8">.</text:span><text:span text:style-name="T6">print</text:span><text:span text:style-name="T8">();</text:span></text:p>
      <text:p text:style-name="P2">   <text:span text:style-name="T8">tagId = </text:span><text:span text:style-name="T6">tag</text:span><text:span text:style-name="T8">.</text:span><text:span text:style-name="T6">getUidString</text:span><text:span text:style-name="T8">();</text:span></text:p>
      <text:p text:style-name="P2"> <text:span text:style-name="T8">}</text:span></text:p>
      <text:p text:style-name="P2"> <text:span text:style-name="T6">delay</text:span><text:span text:style-name="T8">(</text:span><text:span text:style-name="T4">500</text:span><text:span text:style-name="T8">);</text:span></text:p>
      <text:p text:style-name="P1">}</text:p>
      <text:p text:style-name="Standard">#include &lt;Wire.h&gt;</text:p>
      <text:p text:style-name="Standard">#include &lt;PN532_I2C.h&gt;</text:p>
      <text:p text:style-name="Standard">#include &lt;PN532.h&gt;</text:p>
      <text:p text:style-name="Standard">#include &lt;NfcAdapter.h&gt;</text:p>
      <text:p text:style-name="Standard"/>
      <text:p text:style-name="Standard">PN532_I2C pn532_i2c(Wire);</text:p>
      <text:p text:style-name="Standard">NfcAdapter nfc = NfcAdapter(pn532_i2c);</text:p>
      <text:p text:style-name="Standard">String tagId = "None";</text:p>
      <text:p text:style-name="Standard">byte nuidPICC[4];</text:p>
      <text:p text:style-name="Standard"><text:s/></text:p>
      <text:p text:style-name="Standard">void setup(void) </text:p>
      <text:p text:style-name="Standard">{</text:p>
      <text:p text:style-name="Standard"><text:s/>Serial.begin(115200);</text:p>
      <text:p text:style-name="Standard"><text:s/>Serial.println("System initialized");</text:p>
      <text:p text:style-name="Standard"><text:s/>nfc.begin();</text:p>
      <text:p text:style-name="Standard">}</text:p>
      <text:p text:style-name="Standard"><text:s/></text:p>
      <text:p text:style-name="Standard">void loop() </text:p>
      <text:p text:style-name="Standard">{</text:p>
      <text:p text:style-name="Standard"><text:s/>readNFC();</text:p>
      <text:p text:style-name="Standard">}</text:p>
      <text:p text:style-name="Standard"><text:soft-page-break/><text:s/></text:p>
      <text:p text:style-name="Standard">void readNFC() </text:p>
      <text:p text:style-name="Standard">{</text:p>
      <text:p text:style-name="Standard"><text:s/>if (nfc.tagPresent())</text:p>
      <text:p text:style-name="Standard"><text:s/>{</text:p>
      <text:p text:style-name="Standard"><text:s text:c="3"/>NfcTag tag = nfc.read();</text:p>
      <text:p text:style-name="Standard"><text:s text:c="3"/>tag.print();</text:p>
      <text:p text:style-name="Standard"><text:s text:c="3"/>tagId = tag.getUidString();</text:p>
      <text:p text:style-name="Standard"><text:s/>}</text:p>
      <text:p text:style-name="Standard"><text:s/>delay(500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1:35:19.873000000</meta:creation-date>
    <dc:date>2024-02-02T11:35:25.969000000</dc:date>
    <meta:editing-duration>PT6S</meta:editing-duration>
    <meta:editing-cycles>1</meta:editing-cycles>
    <meta:document-statistic meta:table-count="0" meta:image-count="0" meta:object-count="0" meta:page-count="2" meta:paragraph-count="62" meta:word-count="100" meta:character-count="862" meta:non-whitespace-character-count="772"/>
    <meta:generator>LibreOffice/7.5.5.2$Windows_X86_64 LibreOffice_project/ca8fe7424262805f223b9a2334bc7181abbcbf5e</meta:generator>
  </office:meta>
</office:document-meta>
</file>